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2CCB06C9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28cm" svg:stroke-color="#111111" draw:marker-start-width="0.242cm" draw:marker-end-width="0.242cm" draw:fill="none" loext:fill-use-slide-background="false" draw:textarea-horizontal-align="justify" draw:textarea-vertical-align="middle" draw:auto-grow-height="false" fo:min-height="3.211cm" fo:min-width="2.651cm" fo:padding-top="0.139cm" fo:padding-bottom="0.139cm" fo:padding-left="0.264cm" fo:padding-right="0.264cm"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0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T1" style:family="text">
      <style:text-properties style:font-name="Ubuntu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18cm" svg:height="3.518cm" svg:x="3.22cm" svg:y="2.244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3.217cm" svg:y="1.7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.217cm" svg:y1="2.439cm" svg:x2="6.738cm" svg:y2="2.463cm">
          <text:p/>
        </draw:line>
        <draw:frame draw:style-name="gr4" draw:text-style-name="P4" draw:layer="layout" svg:width="2.655cm" svg:height="0.852cm" svg:x="3.742cm" svg:y="1.735cm">
          <draw:text-box>
            <text:p text:style-name="P3"><text:span text:style-name="T1">Keys &amp; </text:span><text:span text:style-name="T1">IDs</text:span></text:p>
          </draw:text-box>
        </draw:frame>
        <draw:frame draw:style-name="gr1" draw:text-style-name="P1" draw:layer="layout" svg:width="3.518cm" svg:height="3.518cm" svg:x="8.221cm" svg:y="2.245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8.218cm" svg:y="1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218cm" svg:y1="2.44cm" svg:x2="11.739cm" svg:y2="2.464cm">
          <text:p/>
        </draw:line>
        <draw:frame draw:style-name="gr4" draw:text-style-name="P4" draw:layer="layout" svg:width="2.655cm" svg:height="0.852cm" svg:x="8.743cm" svg:y="1.736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13.222cm" svg:y="2.246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13.219cm" svg:y="1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3.219cm" svg:y1="2.441cm" svg:x2="16.74cm" svg:y2="2.465cm">
          <text:p/>
        </draw:line>
        <draw:frame draw:style-name="gr4" draw:text-style-name="P4" draw:layer="layout" svg:width="2.655cm" svg:height="0.852cm" svg:x="13.744cm" svg:y="1.737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3.221cm" svg:y="7.245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3.218cm" svg:y="6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.218cm" svg:y1="7.44cm" svg:x2="6.739cm" svg:y2="7.464cm">
          <text:p/>
        </draw:line>
        <draw:frame draw:style-name="gr4" draw:text-style-name="P4" draw:layer="layout" svg:width="2.655cm" svg:height="0.852cm" svg:x="3.743cm" svg:y="6.736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8.222cm" svg:y="7.246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8.219cm" svg:y="6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219cm" svg:y1="7.441cm" svg:x2="11.74cm" svg:y2="7.465cm">
          <text:p/>
        </draw:line>
        <draw:frame draw:style-name="gr4" draw:text-style-name="P4" draw:layer="layout" svg:width="2.655cm" svg:height="0.852cm" svg:x="8.744cm" svg:y="6.737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13.223cm" svg:y="7.247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13.22cm" svg:y="6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3.22cm" svg:y1="7.442cm" svg:x2="16.741cm" svg:y2="7.466cm">
          <text:p/>
        </draw:line>
        <draw:frame draw:style-name="gr4" draw:text-style-name="P4" draw:layer="layout" svg:width="2.655cm" svg:height="0.852cm" svg:x="13.745cm" svg:y="6.738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3.222cm" svg:y="12.246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3.219cm" svg:y="11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.219cm" svg:y1="12.441cm" svg:x2="6.74cm" svg:y2="12.465cm">
          <text:p/>
        </draw:line>
        <draw:frame draw:style-name="gr4" draw:text-style-name="P4" draw:layer="layout" svg:width="2.655cm" svg:height="0.852cm" svg:x="3.744cm" svg:y="11.737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8.223cm" svg:y="12.247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8.22cm" svg:y="11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22cm" svg:y1="12.442cm" svg:x2="11.741cm" svg:y2="12.466cm">
          <text:p/>
        </draw:line>
        <draw:frame draw:style-name="gr4" draw:text-style-name="P4" draw:layer="layout" svg:width="2.655cm" svg:height="0.852cm" svg:x="8.745cm" svg:y="11.738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13.224cm" svg:y="12.248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13.221cm" svg:y="1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3.221cm" svg:y1="12.443cm" svg:x2="16.742cm" svg:y2="12.467cm">
          <text:p/>
        </draw:line>
        <draw:frame draw:style-name="gr4" draw:text-style-name="P4" draw:layer="layout" svg:width="2.655cm" svg:height="0.852cm" svg:x="13.746cm" svg:y="11.739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3.222cm" svg:y="17.246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3.219cm" svg:y="16.7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.219cm" svg:y1="17.441cm" svg:x2="6.74cm" svg:y2="17.465cm">
          <text:p/>
        </draw:line>
        <draw:frame draw:style-name="gr4" draw:text-style-name="P4" draw:layer="layout" svg:width="2.655cm" svg:height="0.852cm" svg:x="3.744cm" svg:y="16.737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8.223cm" svg:y="17.247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8.22cm" svg:y="16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.22cm" svg:y1="17.442cm" svg:x2="11.741cm" svg:y2="17.466cm">
          <text:p/>
        </draw:line>
        <draw:frame draw:style-name="gr4" draw:text-style-name="P4" draw:layer="layout" svg:width="2.655cm" svg:height="0.852cm" svg:x="8.745cm" svg:y="16.738cm">
          <draw:text-box>
            <text:p text:style-name="P3"><text:span text:style-name="T1">Keys &amp; IDs</text:span></text:p>
          </draw:text-box>
        </draw:frame>
        <draw:frame draw:style-name="gr1" draw:text-style-name="P1" draw:layer="layout" svg:width="3.518cm" svg:height="3.518cm" svg:x="13.224cm" svg:y="17.248cm">
          <draw:image xlink:href="Pictures/100000010000012C0000012CCB06C97B.png" xlink:type="simple" xlink:show="embed" xlink:actuate="onLoad" draw:mime-type="image/png">
            <text:p/>
          </draw:image>
        </draw:frame>
        <draw:custom-shape draw:style-name="gr2" draw:text-style-name="P2" draw:layer="layout" svg:width="3.521cm" svg:height="3.831cm" svg:x="13.221cm" svg:y="16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3.221cm" svg:y1="17.443cm" svg:x2="16.742cm" svg:y2="17.467cm">
          <text:p/>
        </draw:line>
        <draw:frame draw:style-name="gr4" draw:text-style-name="P4" draw:layer="layout" svg:width="2.655cm" svg:height="0.852cm" svg:x="13.746cm" svg:y="16.739cm">
          <draw:text-box>
            <text:p text:style-name="P3"><text:span text:style-name="T1">Keys &amp; ID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21:25:33.810989626</meta:creation-date>
    <meta:print-date>2025-11-19T18:25:49.309460173</meta:print-date>
    <dc:date>2025-11-19T18:34:17.045302074</dc:date>
    <meta:editing-duration>PT12M54S</meta:editing-duration>
    <meta:editing-cycles>2</meta:editing-cycles>
    <meta:generator>LibreOffice/24.2.7.2$Linux_X86_64 LibreOffice_project/420$Build-2</meta:generator>
    <meta:document-statistic meta:object-count="48"/>
  </office:meta>
</office:document-meta>
</file>